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1" svg:font-family="Apto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4.2484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1.7402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</table:table-row>
        <table:table-row table:style-name="ro1">
          <table:table-cell office:value-type="string" calcext:value-type="string">
            <text:p>2000/01/01</text:p>
          </table:table-cell>
          <table:table-cell office:value-type="string" calcext:value-type="string">
            <text:p>We've known each other for so long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</table:table-row>
        <table:table-row table:style-name="ro1">
          <table:table-cell office:value-type="string" calcext:value-type="string">
            <text:p>2024/03/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24/06/28</text:p>
          </table:table-cell>
          <table:table-cell office:value-type="string" calcext:value-type="string">
            <text:p>I looked out this morning and the sun was gone</text:p>
            <text:p>Turned on some music to start my day</text:p>
            <text:p>I lost myself in a familiar song</text:p>
            <text:p>I closed my eyes and I slipped away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</table:table-row>
        <table:table-row table:style-name="ro3">
          <table:table-cell office:value-type="string" calcext:value-type="string">
            <text:p>2024/07/01</text:p>
          </table:table-cell>
          <table:table-cell office:value-type="string" calcext:value-type="string">
            <text:p>All I can do is just pour some tea for two</text:p>
            <text:p>And speak my point of view, but it’s not sane</text:p>
            <text:p>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</table:table-row>
        <table:table-row table:style-name="ro2">
          <table:table-cell office:value-type="string" calcext:value-type="string">
            <text:p>2024/07/02</text:p>
          </table:table-cell>
          <table:table-cell office:value-type="string" calcext:value-type="string">
            <text:p>I want to walk in the open wind</text:p>
            <text:p>I want to talk like lovers do</text:p>
            <text:p>I want to dive into your ocean</text:p>
            <text:p>Is it raining with you?</text:p>
          </table:table-cell>
          <table:table-cell office:value-type="string" calcext:value-type="string">
            <text:p>New Wa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ere Come the Rain Again</text:p>
          </table:table-cell>
          <table:table-cell office:value-type="string" calcext:value-type="string">
            <text:p>the Eurythmics</text:p>
          </table:table-cell>
        </table:table-row>
        <table:table-row table:style-name="ro4">
          <table:table-cell office:value-type="string" calcext:value-type="string">
            <text:p>2024/07/03</text:p>
          </table:table-cell>
          <table:table-cell office:value-type="string" calcext:value-type="string">
            <text:p>Thunder only happens when it’s rainin’</text:p>
            <text:p>Players only love you when they’re playin’</text:p>
          </table:table-cell>
          <table:table-cell office:value-type="string" calcext:value-type="string">
            <text:p>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Fleetwood Mac</text:p>
          </table:table-cell>
        </table:table-row>
        <table:table-row table:style-name="ro2">
          <table:table-cell office:value-type="string" calcext:value-type="string">
            <text:p>2024/07/05</text:p>
          </table:table-cell>
          <table:table-cell office:value-type="string" calcext:value-type="string">
            <text:p>It was my wedding day</text:p>
            <text:p>(It was our wedding day)</text:p>
            <text:p>We were getting ready and there wasn’t a cloud in the sky</text:p>
            <text:p>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</table:table-row>
        <table:table-row table:style-name="ro4">
          <table:table-cell office:value-type="string" calcext:value-type="string">
            <text:p>2024/07/08</text:p>
          </table:table-cell>
          <table:table-cell office:value-type="string" calcext:value-type="string">
            <text:p>Johnny take a dive with your sister in the rain</text:p>
            <text:p>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</table:table-row>
        <table:table-row table:style-name="ro4">
          <table:table-cell office:value-type="string" calcext:value-type="string">
            <text:p>2024/07/09</text:p>
          </table:table-cell>
          <table:table-cell office:value-type="string" calcext:value-type="string">
            <text:p>Gone are the dark clouds that had me blind</text:p>
            <text:p>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</table:table-row>
        <table:table-row table:style-name="ro2">
          <table:table-cell office:value-type="string" calcext:value-type="string">
            <text:p>2024/07/10</text:p>
          </table:table-cell>
          <table:table-cell office:value-type="string" calcext:value-type="string">
            <text:p>They got a alligator stew and a crawfish pie</text:p>
            <text:p>A Gulf storm blowin’ into town tonight</text:p>
            <text:p>Livin’ on the Delta’s quite a show</text:p>
            <text:p>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</table:table-row>
        <table:table-row table:style-name="ro2">
          <table:table-cell office:value-type="string" calcext:value-type="string">
            <text:p>2024/07/11</text:p>
          </table:table-cell>
          <table:table-cell office:value-type="string" calcext:value-type="string">
            <text:p>But that doesn’t mean my eyes will soon be turning red</text:p>
            <text:p>Cryin’s not for me</text:p>
            <text:p>‘Cause I’m never gonna stop the rain by complaining</text:p>
            <text:p>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</table:table-row>
        <table:table-row table:style-name="ro2">
          <table:table-cell office:value-type="string" calcext:value-type="string">
            <text:p>2024/07/12</text:p>
          </table:table-cell>
          <table:table-cell office:value-type="string" calcext:value-type="string">
            <text:p>Kids were laughing in my classes</text:p>
            <text:p>While I was scheming for the masses</text:p>
            <text:p>Who do you think you are?</text:p>
            <text:p>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</table:table-row>
        <table:table-row table:style-name="ro4">
          <table:table-cell office:value-type="string" calcext:value-type="string">
            <text:p>2024/07/15</text:p>
          </table:table-cell>
          <table:table-cell office:value-type="string" calcext:value-type="string">
            <text:p>It’s like rain on your wedding day</text:p>
            <text:p>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</table:table-row>
        <table:table-row table:style-name="ro2">
          <table:table-cell office:value-type="string" calcext:value-type="string">
            <text:p>2024/07/16</text:p>
          </table:table-cell>
          <table:table-cell office:value-type="string" calcext:value-type="string">
            <text:p>You and me were gabbin’ away</text:p>
            <text:p>Dreamy conversation, sittin’ in the hay</text:p>
            <text:p>Honey, how long was I laughin’ in the rain with you?</text:p>
            <text:p>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</table:table-row>
        <table:table-row table:style-name="ro3">
          <table:table-cell office:value-type="string" calcext:value-type="string">
            <text:p>2024/07/17</text:p>
          </table:table-cell>
          <table:table-cell office:value-type="string" calcext:value-type="string">
            <text:p>I’ve seen sunny days that I thought would never end</text:p>
            <text:p>I’ve seen lonely times when I could not find a friend</text:p>
            <text:p>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</table:table-row>
        <table:table-row table:style-name="ro4">
          <table:table-cell office:value-type="string" calcext:value-type="string">
            <text:p>2024/07/18</text:p>
          </table:table-cell>
          <table:table-cell office:value-type="string" calcext:value-type="string">
            <text:p>Whatever you do</text:p>
            <text:p>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</table:table-row>
        <table:table-row table:style-name="ro3">
          <table:table-cell office:value-type="string" calcext:value-type="string">
            <text:p>2024/07/19</text:p>
          </table:table-cell>
          <table:table-cell office:value-type="string" calcext:value-type="string">
            <text:p>I love to hear the thunder</text:p>
            <text:p>Watch the lightning when it lights up the skies</text:p>
            <text:p>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</table:table-row>
        <table:table-row table:style-name="ro2">
          <table:table-cell office:value-type="string" calcext:value-type="string">
            <text:p>2024/07/22</text:p>
          </table:table-cell>
          <table:table-cell office:value-type="string" calcext:value-type="string">
            <text:p>Oh, this rain it will continue</text:p>
            <text:p>Through the morning as I’m listening</text:p>
            <text:p>To the bells of the cathedral</text:p>
            <text:p>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</table:table-row>
        <table:table-row table:style-name="ro4">
          <table:table-cell office:value-type="string" calcext:value-type="string">
            <text:p>2024/07/23</text:p>
          </table:table-cell>
          <table:table-cell office:value-type="string" calcext:value-type="string">
            <text:p>I was caught in the middle of a railroad track</text:p>
            <text:p>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</table:table-row>
        <table:table-row table:style-name="ro2">
          <table:table-cell office:value-type="string" calcext:value-type="string">
            <text:p>2024/07/24</text:p>
          </table:table-cell>
          <table:table-cell office:value-type="string" calcext:value-type="string">
            <text:p>I’ve walked and I crawled on six crooked highways</text:p>
            <text:p>I’ve stepped in the middle of seven sad forests</text:p>
            <text:p>I’ve been out in front of a dozen dead oceans</text:p>
            <text:p>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</table:table-row>
        <table:table-row table:style-name="ro4">
          <table:table-cell office:value-type="string" calcext:value-type="string">
            <text:p>2024/07/25</text:p>
          </table:table-cell>
          <table:table-cell office:value-type="string" calcext:value-type="string">
            <text:p>Well, the song came and went like the time that we spent</text:p>
            <text:p>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</table:table-row>
        <table:table-row table:style-name="ro3">
          <table:table-cell office:value-type="string" calcext:value-type="string">
            <text:p>2024/07/26</text:p>
          </table:table-cell>
          <table:table-cell office:value-type="string" calcext:value-type="string">
            <text:p>Someone told me long ago</text:p>
            <text:p>There’s a calm before the storm</text:p>
            <text:p>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</table:table-row>
        <table:table-row table:style-name="ro4">
          <table:table-cell office:value-type="string" calcext:value-type="string">
            <text:p>2024/07/29</text:p>
          </table:table-cell>
          <table:table-cell office:value-type="string" calcext:value-type="string">
            <text:p>Let the stormy clouds chase everyone from the place</text:p>
            <text:p>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</table:table-row>
        <table:table-row table:style-name="ro2">
          <table:table-cell office:value-type="string" calcext:value-type="string">
            <text:p>2024/07/30</text:p>
          </table:table-cell>
          <table:table-cell office:value-type="string" calcext:value-type="string">
            <text:p>When I look into your eyes</text:p>
            <text:p>I can see a love restrained</text:p>
            <text:p>But darlin’ when I hold you</text:p>
            <text:p>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</table:table-row>
        <table:table-row table:style-name="ro2">
          <table:table-cell office:value-type="string" calcext:value-type="string">
            <text:p>2024/07/31</text:p>
          </table:table-cell>
          <table:table-cell office:value-type="string" calcext:value-type="string">
            <text:p>Sun is shinin’ in the sky</text:p>
            <text:p>There ain’t a cloud in sight</text:p>
            <text:p>It’s stopped rainin’, everybody’s in the play</text:p>
            <text:p>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</table:table-row>
        <table:table-row table:style-name="ro1" table:number-rows-repeated="10484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1" svg:font-family="Apto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1T07:25:46.396574823</dc:date>
    <dc:creator>Eric Jackson</dc:creator>
    <meta:editing-duration>PT39M47S</meta:editing-duration>
    <meta:editing-cycles>11</meta:editing-cycles>
    <meta:generator>LibreOffice/7.3.7.2$Linux_X86_64 LibreOffice_project/30$Build-2</meta:generator>
    <meta:document-statistic meta:table-count="2" meta:cell-count="257" meta:object-count="0"/>
  </office:meta>
</office:document-meta>
</file>